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9A000001C754529F5E01A39A3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/>
    <style:font-face style:name="Source Code Pro" svg:font-family="'Source Code Pr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_5f_HeaderTextLine">
      <style:text-properties officeooo:paragraph-rsid="000c6ac4"/>
    </style:style>
    <style:style style:name="P2" style:family="paragraph" style:parent-style-name="_5f_HeaderTextLine">
      <style:text-properties officeooo:paragraph-rsid="0014e771"/>
    </style:style>
    <style:style style:name="P3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P4" style:family="paragraph" style:parent-style-name="_5f_FooterTextLine.PathName">
      <style:text-properties officeooo:paragraph-rsid="0133a989"/>
    </style:style>
    <style:style style:name="P5" style:family="paragraph" style:parent-style-name="_5f_FooterTextLine.PageNumber">
      <style:text-properties officeooo:paragraph-rsid="0103b08d"/>
    </style:style>
    <style:style style:name="P6" style:family="paragraph" style:parent-style-name="_5f_FooterTextLine.PageNumber">
      <style:text-properties officeooo:paragraph-rsid="0014e771"/>
    </style:style>
    <style:style style:name="P7" style:family="paragraph" style:parent-style-name="Text_20_body">
      <style:text-properties officeooo:rsid="0144da6a" officeooo:paragraph-rsid="0144da6a"/>
    </style:style>
    <style:style style:name="P8" style:family="paragraph" style:parent-style-name="Text_20_body">
      <style:text-properties officeooo:rsid="01466384" officeooo:paragraph-rsid="01466384"/>
    </style:style>
    <style:style style:name="P9" style:family="paragraph" style:parent-style-name="Text_20_body">
      <style:text-properties officeooo:rsid="01466384" officeooo:paragraph-rsid="0144da6a"/>
    </style:style>
    <style:style style:name="P10" style:family="paragraph" style:parent-style-name="Text_20_body">
      <style:text-properties officeooo:rsid="014ee519" officeooo:paragraph-rsid="014ee519"/>
    </style:style>
    <style:style style:name="P11" style:family="paragraph" style:parent-style-name="Text_20_body">
      <style:text-properties officeooo:rsid="013f4998" officeooo:paragraph-rsid="01484294"/>
    </style:style>
    <style:style style:name="P12" style:family="paragraph" style:parent-style-name="Text_20_body">
      <style:text-properties officeooo:rsid="01484294" officeooo:paragraph-rsid="01484294"/>
    </style:style>
    <style:style style:name="P13" style:family="paragraph" style:parent-style-name="Text_20_body">
      <style:text-properties officeooo:rsid="01426896" officeooo:paragraph-rsid="01426896"/>
    </style:style>
    <style:style style:name="P14" style:family="paragraph" style:parent-style-name="Text_20_body">
      <style:text-properties officeooo:rsid="014979ff" officeooo:paragraph-rsid="014979ff"/>
    </style:style>
    <style:style style:name="P15" style:family="paragraph" style:parent-style-name="_5f_Code">
      <style:text-properties officeooo:rsid="014366e8" officeooo:paragraph-rsid="014366e8"/>
    </style:style>
    <style:style style:name="P16" style:family="paragraph" style:parent-style-name="_5f_Code">
      <style:text-properties officeooo:rsid="014366e8" officeooo:paragraph-rsid="014979ff"/>
    </style:style>
    <style:style style:name="P17" style:family="paragraph" style:parent-style-name="_5f_Code">
      <style:text-properties officeooo:paragraph-rsid="014979ff"/>
    </style:style>
    <style:style style:name="P18" style:family="paragraph" style:parent-style-name="_5f_Heading.3">
      <style:text-properties officeooo:rsid="013f4998" officeooo:paragraph-rsid="013f4998"/>
    </style:style>
    <style:style style:name="P19" style:family="paragraph" style:parent-style-name="_5f_Heading.3">
      <style:text-properties officeooo:rsid="01466384" officeooo:paragraph-rsid="01466384"/>
    </style:style>
    <style:style style:name="P20" style:family="paragraph" style:parent-style-name="_5f_Heading.3">
      <style:text-properties officeooo:rsid="01466384" officeooo:paragraph-rsid="01424a83"/>
    </style:style>
    <style:style style:name="P21" style:family="paragraph" style:parent-style-name="_5f_Heading.2">
      <style:text-properties officeooo:rsid="013bde4f" officeooo:paragraph-rsid="013bde4f"/>
    </style:style>
    <style:style style:name="P22" style:family="paragraph" style:parent-style-name="_5f_Heading.4">
      <style:text-properties officeooo:rsid="01484294" officeooo:paragraph-rsid="01484294"/>
    </style:style>
    <style:style style:name="P23" style:family="paragraph" style:parent-style-name="Text_20_body" style:list-style-name="List_20_1">
      <style:text-properties officeooo:rsid="014e2c68" officeooo:paragraph-rsid="014e2c68"/>
    </style:style>
    <style:style style:name="P24" style:family="paragraph" style:parent-style-name="Text_20_body" style:list-style-name="List_20_1">
      <style:text-properties officeooo:rsid="014d3e35" officeooo:paragraph-rsid="0144da6a"/>
    </style:style>
    <style:style style:name="P25" style:family="paragraph" style:parent-style-name="Text_20_body" style:list-style-name="List_20_1">
      <style:text-properties officeooo:rsid="01466384" officeooo:paragraph-rsid="01466384"/>
    </style:style>
    <style:style style:name="P26" style:family="paragraph" style:parent-style-name="Text_20_body" style:list-style-name="List_20_1">
      <style:text-properties officeooo:rsid="01466384" officeooo:paragraph-rsid="0144da6a"/>
    </style:style>
    <style:style style:name="P27" style:family="paragraph" style:parent-style-name="Text_20_body" style:master-page-name="">
      <style:paragraph-properties style:page-number="auto" fo:break-before="auto" fo:break-after="auto"/>
      <style:text-properties officeooo:rsid="014e2c68" officeooo:paragraph-rsid="013e9ffa"/>
    </style:style>
    <style:style style:name="T1" style:family="text">
      <style:text-properties officeooo:rsid="01382613"/>
    </style:style>
    <style:style style:name="T2" style:family="text">
      <style:text-properties officeooo:rsid="00b89c72"/>
    </style:style>
    <style:style style:name="T3" style:family="text">
      <style:text-properties officeooo:rsid="00240e8a"/>
    </style:style>
    <style:style style:name="T4" style:family="text">
      <style:text-properties officeooo:rsid="00b83a57"/>
    </style:style>
    <style:style style:name="T5" style:family="text">
      <style:text-properties officeooo:rsid="01466384"/>
    </style:style>
    <style:style style:name="T6" style:family="text">
      <style:text-properties officeooo:rsid="014ee519"/>
    </style:style>
    <style:style style:name="T7" style:family="text">
      <style:text-properties officeooo:rsid="014a76c7"/>
    </style:style>
    <style:style style:name="T8" style:family="text">
      <style:text-properties officeooo:rsid="014979ff"/>
    </style:style>
    <style:style style:name="T9" style:family="text">
      <style:text-properties officeooo:rsid="0144da6a"/>
    </style:style>
    <style:style style:name="T10" style:family="text">
      <style:text-properties officeooo:rsid="014366e8"/>
    </style:style>
    <style:style style:name="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0" text:name="Fig."/>
        <text:sequence-decl text:display-outline-level="0" text:name="Tab."/>
      </text:sequence-decls>
      <text:p text:style-name="P27">Dieses Package besteht aus folgenden Packages:</text:p>
      <text:list xml:id="list1269183911081234017" text:style-name="List_20_1">
        <text:list-item>
          <text:p text:style-name="P23">varbls</text:p>
        </text:list-item>
      </text:list>
      <text:h text:style-name="P21" text:outline-level="2"><text:bookmark-start text:name="__RefHeading___Toc166665_452495518"/><text:alphabetical-index-mark-start text:id="IMark675578056"/>.varbls<text:bookmark-end text:name="__RefHeading___Toc166665_452495518"/><text:alphabetical-index-mark-end text:id="IMark675578056"/></text:h>
      <text:h text:style-name="P18" text:outline-level="3"><text:bookmark-start text:name="__RefHeading___Toc166667_452495518"/><text:alphabetical-index-mark-start text:id="IMark675578056"/>Flex<text:span text:style-name="T5">Value</text:span><text:bookmark-end text:name="__RefHeading___Toc166667_452495518"/><text:alphabetical-index-mark-end text:id="IMark675578056"/></text:h>
      <text:p text:style-name="P7">Deckt die Features</text:p>
      <text:list xml:id="list210641199360532" text:continue-numbering="true" text:style-name="List_20_1">
        <text:list-item>
          <text:p text:style-name="P24">Reading / writing</text:p>
        </text:list-item>
      </text:list>
      <text:p text:style-name="P7">ab. <text:span text:style-name="T5">Alles weitere ist durch Subclasses zu realisieren, damit Objekte dieser Klasse schnell bleiben.</text:span></text:p>
      <text:p text:style-name="P8">Das „Flex“ im Namen bedeutet, dass der Typ, den das Objekt hält, vom Wert abhängig ist, der dem Ctor <text:s/>übergeben wird.</text:p>
      <text:p text:style-name="P10">Eine Identifikation des Values ist immer möglich, indem man</text:p>
      <text:p text:style-name="_5f_Code">tau4.Objects.add( v, <text:span text:style-name="T6">u”your sophisticated name goes here”</text:span>)</text:p>
      <text:p text:style-name="P10">ausführt, wobei <text:span text:style-name="_5f_code">v</text:span> z.B. per</text:p>
      <text:p text:style-name="_5f_Code">v = FlexValue( 42)</text:p>
      <text:p text:style-name="P10">erzeugt worden ist.</text:p>
      <text:h text:style-name="P19" text:outline-level="3"><text:bookmark-start text:name="__RefHeading___Toc166669_452495518"/><text:alphabetical-index-mark-start text:id="IMark51900696"/>FlexVarbl<text:bookmark-end text:name="__RefHeading___Toc166669_452495518"/><text:alphabetical-index-mark-end text:id="IMark51900696"/></text:h>
      <text:p text:style-name="P8">Hinzu kommen die Features</text:p>
      <text:list xml:id="list210639928425953" text:continue-numbering="true" text:style-name="List_20_1">
        <text:list-item>
          <text:p text:style-name="P25">Identification</text:p>
        </text:list-item>
        <text:list-item>
          <text:p text:style-name="P25">Timing</text:p>
          <text:list>
            <text:list-item>
              <text:p text:style-name="P25">Created</text:p>
            </text:list-item>
            <text:list-item>
              <text:p text:style-name="P25">Modified</text:p>
            </text:list-item>
          </text:list>
        </text:list-item>
        <text:list-item>
          <text:p text:style-name="P25">Publishing</text:p>
          <text:list>
            <text:list-item>
              <text:p text:style-name="P25">on_modified</text:p>
            </text:list-item>
            <text:list-item>
              <text:p text:style-name="P25">on_limit_violated</text:p>
            </text:list-item>
          </text:list>
        </text:list-item>
      </text:list>
      <text:p text:style-name="P11">Clipping <text:span text:style-name="T5">und Scaling sind Strategien, die übergeben werden können. Eine Strategie wird von der Basisklasse </text:span><text:span text:style-name="_5f_code"><text:span text:style-name="T5">ValueMangler</text:span></text:span><text:span text:style-name="T5"> abgeleitet.</text:span></text:p>
      <text:h text:style-name="P20" text:outline-level="3"><text:bookmark-start text:name="__RefHeading___Toc166671_452495518"/><text:alphabetical-index-mark-start text:id="IMark51907688"/>FlexQuant<text:bookmark-end text:name="__RefHeading___Toc166671_452495518"/><text:alphabetical-index-mark-end text:id="IMark51907688"/></text:h>
      <text:p text:style-name="P9">Hinzu kommen die Features</text:p>
      <text:list xml:id="list210639786317201" text:continue-numbering="true" text:style-name="List_20_1">
        <text:list-item>
          <text:p text:style-name="P25">Name</text:p>
        </text:list-item>
        <text:list-item>
          <text:p text:style-name="P26">Dimension</text:p>
        </text:list-item>
      </text:list>
      <text:h text:style-name="_5f_Heading.3" text:outline-level="3"><text:bookmark-start text:name="__RefHeading___Toc166673_452495518"/><text:alphabetical-index-mark-start text:id="IMark51907688"/>Value<text:span text:style-name="T7">Mangler</text:span><text:bookmark-end text:name="__RefHeading___Toc166673_452495518"/><text:alphabetical-index-mark-end text:id="IMark51907688"/></text:h>
      <text:p text:style-name="P12">Jede Strategie muss die beiden Methoden <text:span text:style-name="_5f_code">app2value()</text:span> und <text:span text:style-name="_5f_code">value2app()</text:span> implementieren.</text:p>
      <text:h text:style-name="P22" text:outline-level="4"><text:alphabetical-index-mark-start text:id="IMark675575432"/>Clipper<text:alphabetical-index-mark-end text:id="IMark675575432"/></text:h>
      <text:p text:style-name="P13">Wenn man clippen möchte, dann funktioniert das so:</text:p>
      <text:p text:style-name="P15"><text:soft-page-break/>v = varbls.<text:span text:style-name="T8">FlexVarbl</text:span>( 0.0)</text:p>
      <text:p text:style-name="P15">v.<text:span text:style-name="T8">value_manglers</text:span>().add( varbls.Clipper( -42, 42)))</text:p>
      <text:p text:style-name="P13">Das Clipping e<text:span text:style-name="T9">r</text:span>folgt immer beim Schreiben. Für eine geclippte Varbl gilt also immer <text:span text:style-name="T9">die Invariante</text:span></text:p>
      <text:p text:style-name="_5f_Code">min &lt;= v &lt;= max</text:p>
      <text:h text:style-name="_5f_Heading.4" text:outline-level="4"><text:alphabetical-index-mark-start text:id="IMark51900696"/>Scaler<text:alphabetical-index-mark-end text:id="IMark51900696"/></text:h>
      <text:p text:style-name="P14">Wenn die App in anderen Dimensionen rechnet als das System, dann kann man so vorgehen:</text:p>
      <text:p text:style-name="P16">v = varbls.<text:span text:style-name="T8">FlexVarbl</text:span>( 0.0)</text:p>
      <text:p text:style-name="P16"><text:s text:c="32"/><text:span text:style-name="T8"># Rechnet in mm</text:span></text:p>
      <text:p text:style-name="P16">v.<text:span text:style-name="T8">value_manglers</text:span>().add( varbls.<text:span text:style-name="T8">Scaler</text:span>( <text:span text:style-name="T8">app2value=1000</text:span>)))</text:p>
      <text:p text:style-name="P16"><text:s text:c="32"/><text:span text:style-name="T8"># Rechnet in m.</text:span></text:p>
      <text:p text:style-name="P17"><text:span text:style-name="T10"><text:s text:c="32"/># Beim Schreiben des </text:span><text:span text:style-name="_5f_code"><text:span text:style-name="T8">value</text:span></text:span> <text:span text:style-name="T8">wird mit 1000 mult., beim</text:span></text:p>
      <text:p text:style-name="P16"><text:s text:c="32"/># Lesen durch 1000 div.</text:p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/>
    <style:font-face style:name="Source Code Pro" svg:font-family="'Source Code Pr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page"/>
      <style:text-properties style:use-window-font-color="true" style:font-name="Times New Roman" fo:font-size="10pt" fo:language="de" fo:country="AT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loext:contextual-spacing="false" style:shadow="none"/>
      <style:text-properties style:font-name="Linux Libertine Display O" fo:font-family="'Linux Libertine Display O'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fo:color="#0084d1"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2.5mm" fo:margin-bottom="0mm" loext:contextual-spacing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_5f_Heading" style:display-name="_Heading" style:family="paragraph" style:parent-style-name="Heading" style:next-style-name="Text_20_body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fo:padding="0mm" fo:border="none" style:shadow="none" fo:keep-with-next="always">
        <style:tab-stops/>
      </style:paragraph-properties>
      <style:text-properties fo:color="#0099ff" style:font-name="Linux Biolinum" fo:font-family="'Linux Biolinum'" style:font-style-name="Bold" style:font-pitch="variable" fo:font-size="18pt" style:text-underline-style="none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_5f_Heading.1" style:display-name="_Heading.1" style:family="paragraph" style:parent-style-name="_5f_Heading" style:next-style-name="Text_20_body" style:default-outline-level="1" style:master-page-name="Standard">
      <style:paragraph-properties fo:margin-left="0mm" fo:margin-right="0mm" fo:margin-top="4.99mm" fo:margin-bottom="0mm" loext:contextual-spacing="false" fo:orphans="2" fo:widows="2" fo:text-indent="-4.99mm" style:auto-text-indent="false" style:page-number="auto" fo:break-before="page" style:shadow="none" fo:keep-with-next="always" text:number-lines="true" text:line-number="0">
        <style:tab-stops/>
      </style:paragraph-properties>
      <style:text-properties fo:font-size="18pt" style:font-size-asian="10.5pt"/>
    </style:style>
    <style:style style:name="_5f_Heading.2" style:display-name="_Heading.2" style:family="paragraph" style:parent-style-name="_5f_Heading" style:next-style-name="Text_20_body" style:default-outline-level="2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6pt" style:font-size-asian="10.5pt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Contents_20_5" style:display-name="Contents 5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</style:style>
    <style:style style:name="_5f_Heading.3" style:display-name="_Heading.3" style:family="paragraph" style:parent-style-name="_5f_Heading" style:next-style-name="Text_20_body" style:default-outline-level="3" style:master-page-name="">
      <style:paragraph-properties fo:margin-left="0mm" fo:margin-right="0mm" fo:margin-top="4.99mm" fo:margin-bottom="0mm" loext:contextual-spacing="false" fo:orphans="2" fo:widows="2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4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Reference" style:display-name="_Reference" style:family="paragraph" style:parent-style-name="Standard">
      <style:paragraph-properties fo:margin-left="10mm" fo:margin-right="0mm" fo:text-indent="-10mm" style:auto-text-indent="false">
        <style:tab-stops>
          <style:tab-stop style:position="10mm" style:leader-style="dotted" style:leader-text="."/>
        </style:tab-stops>
      </style:paragraph-properties>
    </style:style>
    <style:style style:name="_5f_list_5f_numbered_5f_level_5f_1" style:display-name="_list_numbered_level_1" style:family="paragraph" style:parent-style-name="Standard" style:list-style-name="Numbering_20_1" style:master-page-name="">
      <style:paragraph-properties fo:margin-left="10mm" fo:margin-right="0mm" fo:margin-top="0mm" fo:margin-bottom="1.01mm" loext:contextual-spacing="false" fo:text-indent="-4.99mm" style:auto-text-indent="false" style:page-number="auto" style:shadow="none" text:number-lines="false" text:line-number="0">
        <style:tab-stops/>
      </style:paragraph-properties>
      <style:text-properties style:font-size-asian="10.5pt"/>
    </style:style>
    <style:style style:name="_5f_List.B_27_ed.Lev_5f_1" style:display-name="_List.B'ed.Lev_1" style:family="paragraph" style:parent-style-name="_5f_list_5f_numbered_5f_level_5f_1" style:list-style-name="_5f_list-_3e_level_5f_1">
      <style:paragraph-properties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4.98mm" style:type="center"/>
          <style:tab-stop style:position="149.98mm" style:type="right"/>
        </style:tab-stops>
      </style:paragraph-properties>
    </style:style>
    <style:style style:name="_5f_FooterTextLine" style:display-name="_FooterTextLine" style:family="paragraph" style:parent-style-name="Standard" style:master-page-name="">
      <style:paragraph-properties fo:margin-left="-20mm" fo:margin-right="0mm" fo:margin-top="2.5mm" fo:margin-bottom="0mm" loext:contextual-spacing="true" fo:text-indent="20mm" style:auto-text-indent="false" style:page-number="auto" fo:padding="2.5mm" fo:border-left="none" fo:border-right="none" fo:border-top="0.74pt solid #0084d1" fo:border-bottom="none"/>
      <style:text-properties fo:font-size="8pt" style:font-size-asian="10.5pt"/>
    </style:style>
    <style:style style:name="_5f_HeaderTextLine" style:display-name="_HeaderTextLine" style:family="paragraph" style:parent-style-name="Standard">
      <style:paragraph-properties fo:margin-left="-20mm" fo:margin-right="0mm" fo:margin-top="2.5mm" fo:margin-bottom="0mm" loext:contextual-spacing="false" fo:text-indent="20mm" style:auto-text-indent="false" fo:padding="2.5mm" fo:border-left="none" fo:border-right="none" fo:border-top="none" fo:border-bottom="0.74pt solid #0084d1" style:shadow="none"/>
    </style:style>
    <style:style style:name="Table_20_Contents" style:display-name="Table Contents" style:family="paragraph" style:parent-style-name="Standard" style:class="extra">
      <style:paragraph-properties fo:margin-top="1.2mm" fo:margin-bottom="1.2mm" loext:contextual-spacing="fals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margin-top="0mm" fo:margin-bottom="0mm" loext:contextual-spacing="false" fo:text-align="center" style:justify-single-word="false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Table" style:family="paragraph" style:parent-style-name="Caption" style:next-style-name="Text_20_body" style:class="extra" style:master-page-name="">
      <style:paragraph-properties fo:margin-top="2.12mm" fo:margin-bottom="4.99mm" loext:contextual-spacing="false" style:page-number="auto"/>
      <style:text-properties fo:font-size="10pt" fo:font-style="normal" style:font-weight-asian="normal" style:font-weight-complex="normal"/>
    </style:style>
    <style:style style:name="_5f_FooterTextLine.PageNumber" style:display-name="_FooterTextLine.PageNumber" style:family="paragraph" style:parent-style-name="_5f_FooterTextLine" style:master-page-name="">
      <style:paragraph-properties fo:text-align="center" style:justify-single-word="false" style:page-number="auto"/>
    </style:style>
    <style:style style:name="_5f_Table.Text" style:display-name="_Table.Text" style:family="paragraph" style:parent-style-name="Standard">
      <style:paragraph-properties fo:margin-top="0mm" fo:margin-bottom="0mm" loext:contextual-spacing="false"/>
    </style:style>
    <style:style style:name="Figure" style:family="paragraph" style:parent-style-name="Caption" style:master-page-name="">
      <style:paragraph-properties fo:margin-top="2.5mm" fo:margin-bottom="2.5mm" loext:contextual-spacing="false" style:page-number="auto"/>
      <style:text-properties fo:font-size="10pt" fo:font-style="normal" style:font-weight-asian="normal" style:font-weight-complex="normal"/>
    </style:style>
    <style:style style:name="_5f_Figure.Caption" style:display-name="_Figure.Caption" style:family="paragraph" style:parent-style-name="Figure" style:next-style-name="Standard">
      <style:text-properties fo:font-size="10pt" fo:font-style="normal" style:font-weight-asian="normal" style:font-weight-complex="normal"/>
    </style:style>
    <style:style style:name="Frame_20_contents" style:display-name="Frame contents" style:family="paragraph" style:parent-style-name="Text_20_body" style:class="extra" style:master-page-name="">
      <style:paragraph-properties style:page-number="auto"/>
      <style:text-properties fo:font-size="8pt" style:font-size-asian="10.5pt"/>
    </style:style>
    <style:style style:name="_5f_FirstPage.Text" style:display-name="_FirstPage.Text" style:family="paragraph" style:parent-style-name="Standard">
      <style:paragraph-properties text:number-lines="false" text:line-number="0"/>
      <style:text-properties style:font-name="Linux Biolinum1" fo:font-family="'Linux Biolinum'" style:font-style-name="Regular" style:font-pitch="variable" style:font-size-asian="10.5pt"/>
    </style:style>
    <style:style style:name="_5f_FirstPage.Title" style:display-name="_FirstPage.Title" style:family="paragraph" style:parent-style-name="_5f_FirstPage.Text" style:next-style-name="_5f_FirstPage.Title.Subtitle" style:master-page-name="">
      <style:paragraph-properties fo:margin-top="24.99mm" fo:margin-bottom="0mm" loext:contextual-spacing="false" fo:text-align="end" style:justify-single-word="false" style:page-number="auto" style:shadow="none">
        <style:tab-stops/>
      </style:paragraph-properties>
      <style:text-properties fo:font-size="28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  <style:text-properties fo:font-size="10pt"/>
    </style:style>
    <style:style style:name="_5f_Table.Caption" style:display-name="_Table.Caption" style:family="paragraph" style:parent-style-name="Table" style:next-style-name="Standard">
      <style:paragraph-properties fo:text-align="center" style:justify-single-word="false"/>
      <style:text-properties fo:font-style="normal" fo:font-weight="bold" style:font-weight-asian="normal" style:font-weight-complex="normal"/>
    </style:style>
    <style:style style:name="_5f_FirstPage.Title.Subtitle" style:display-name="_FirstPage.Title.Subtitle" style:family="paragraph" style:parent-style-name="_5f_FirstPage.Text" style:next-style-name="_5f_FirstPage.Title.Version">
      <style:paragraph-properties fo:margin-top="2.5mm" fo:margin-bottom="0mm" loext:contextual-spacing="false" fo:text-align="end" style:justify-single-word="false"/>
      <style:text-properties fo:font-size="18pt" fo:font-weight="bold" style:font-size-asian="10.5pt"/>
    </style:style>
    <style:style style:name="_5f_FirstPage.Footer" style:display-name="_FirstPage.Footer" style:family="paragraph" style:parent-style-name="_5f_FirstPage.Text">
      <style:text-properties fo:font-size="8pt" style:font-size-asian="10.5pt"/>
    </style:style>
    <style:style style:name="_5f_Heading.4" style:display-name="_Heading.4" style:family="paragraph" style:parent-style-name="_5f_Heading" style:next-style-name="Text_20_body" style:default-outline-level="4" style:master-page-name="">
      <style:paragraph-properties fo:margin-left="0mm" fo:margin-right="0mm" fo:margin-top="4.99mm" fo:margin-bottom="0mm" loext:contextual-spacing="false" fo:text-indent="-4.99mm" style:auto-text-indent="false" style:page-number="auto" style:shadow="none" text:number-lines="tru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f_MarginalNote.Text" style:display-name="_MarginalNote.Text" style:family="paragraph" style:parent-style-name="Standard">
      <style:text-properties fo:font-size="8pt" style:font-size-asian="10.5pt"/>
    </style:style>
    <style:style style:name="_5f_Glossary.Entry" style:display-name="_Glossary.Entry" style:family="paragraph" style:parent-style-name="Standard" style:master-page-name="">
      <style:paragraph-properties fo:margin-left="4.99mm" fo:margin-right="0mm" fo:text-indent="-4.99mm" style:auto-text-indent="false" style:page-number="auto">
        <style:tab-stops/>
      </style:paragraph-properties>
      <style:text-properties fo:font-weight="normal" style:font-size-asian="10.5pt"/>
    </style:style>
    <style:style style:name="_5f_Glossary.Entry.FirstLine" style:display-name="_Glossary.Entry.FirstLine" style:family="paragraph" style:parent-style-name="_5f_Glossary.Entry" style:next-style-name="_5f_Glossary.Entry.NextLine">
      <style:paragraph-properties fo:margin-left="0mm" fo:margin-right="0mm" fo:margin-top="4.99mm" fo:margin-bottom="2.5mm" loext:contextual-spacing="false" fo:text-indent="0mm" style:auto-text-indent="false"/>
      <style:text-properties fo:font-weight="bold" style:font-size-asian="10.5pt"/>
    </style:style>
    <style:style style:name="_5f_Glossary.Entry.NextLine" style:display-name="_Glossary.Entry.NextLine" style:family="paragraph" style:parent-style-name="_5f_Glossary.Entry">
      <style:paragraph-properties fo:margin-left="4.99mm" fo:margin-right="0mm" fo:margin-top="0mm" fo:margin-bottom="2.5mm" loext:contextual-spacing="false" fo:text-indent="0mm" style:auto-text-indent="false"/>
    </style:style>
    <style:style style:name="_5f_Copyright.Text" style:display-name="_Copyright.Text" style:family="paragraph" style:parent-style-name="Standard">
      <style:paragraph-properties fo:margin-top="2.5mm" fo:margin-bottom="0mm" loext:contextual-spacing="false"/>
    </style:style>
    <style:style style:name="_5f_Copyright.Title" style:display-name="_Copyright.Title" style:family="paragraph" style:parent-style-name="_5f_Copyright.Text" style:next-style-name="_5f_Copyright.Text">
      <style:text-properties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_5f_Code" style:display-name="_Code" style:family="paragraph" style:parent-style-name="Standard">
      <loext:graphic-properties draw:fill="solid" draw:fill-color="#e6e6e6" draw:opacity="100%"/>
      <style:paragraph-properties fo:margin-top="2.5mm" fo:margin-bottom="0mm" loext:contextual-spacing="true" fo:background-color="#e6e6e6"/>
      <style:text-properties style:font-name="Liberation Mono" fo:font-family="'Liberation Mono'" style:font-style-name="Regular" style:font-family-generic="modern" style:font-pitch="fixed" fo:font-size="8pt" fo:language="en" fo:country="GB" style:font-size-asian="10.5pt"/>
    </style:style>
    <style:style style:name="_5f_Heading.5" style:display-name="_Heading.5" style:family="paragraph" style:parent-style-name="_5f_Heading" style:next-style-name="Text_20_body" style:default-outline-level="5">
      <style:paragraph-properties fo:margin-left="0mm" fo:margin-right="0mm" fo:margin-top="4.99mm" fo:margin-bottom="0mm" loext:contextual-spacing="false" fo:text-indent="-4.99mm" style:auto-text-indent="false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0pt"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3mm" style:type="right" style:leader-style="dotted" style:leader-text="."/>
        </style:tab-stops>
      </style:paragraph-properties>
    </style:style>
    <style:style style:name="Footnote" style:family="paragraph" style:parent-style-name="Standard" style:next-style-name="Footnote.Cont_27_ed" style:class="extra">
      <style:paragraph-properties fo:margin-left="5.98mm" fo:margin-right="0mm" fo:text-indent="-5.98mm" style:auto-text-indent="false" text:number-lines="false" text:line-number="0"/>
      <style:text-properties style:font-name="Linux Biolinum1" fo:font-family="'Linux Biolinum'" style:font-style-name="Regular" style:font-pitch="variable" fo:font-size="8pt" style:font-size-asian="10pt" style:font-size-complex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_5f_FixedFont" style:display-name="_FixedFont" style:family="paragraph" style:parent-style-name="Standard">
      <style:paragraph-properties fo:margin-top="0mm" fo:margin-bottom="0mm" loext:contextual-spacing="false"/>
      <style:text-properties style:font-name="Liberation Mono" fo:font-family="'Liberation Mono'" style:font-style-name="Regular" style:font-family-generic="modern" style:font-pitch="fixed" fo:font-size="8pt" style:font-size-asian="10.5pt"/>
    </style:style>
    <style:style style:name="Untitled1" style:family="paragraph" style:parent-style-name="Standard"/>
    <style:style style:name="_5f_Note.Caution" style:display-name="_Note.Caution" style:family="paragraph" style:parent-style-name="Standard" style:master-page-name="">
      <loext:graphic-properties draw:fill="solid" draw:fill-color="#ff0000" draw:opacity="100%"/>
      <style:paragraph-properties fo:margin-top="0mm" fo:margin-bottom="0mm" loext:contextual-spacing="false" fo:text-align="center" style:justify-single-word="false" style:page-number="auto" fo:background-color="#ff0000" style:shadow="none">
        <style:tab-stops/>
      </style:paragraph-properties>
      <style:text-properties fo:color="#ffffff" style:font-name="Liberation Sans2" fo:font-family="'Liberation Sans'" style:font-style-name="Regular" style:font-family-generic="swiss" style:font-pitch="variable" style:font-size-rel="2pt" fo:font-weight="bold" style:font-size-asian="10.5pt"/>
    </style:style>
    <style:style style:name="_5f_FooterTextLine.PathName" style:display-name="_FooterTextLine.PathName" style:family="paragraph" style:parent-style-name="_5f_FooterTextLine" style:next-style-name="_5f_FooterTextLine.PageNumber">
      <style:paragraph-properties fo:text-align="center" style:justify-single-word="false"/>
    </style:style>
    <style:style style:name="_5f_Definition" style:display-name="_Definition" style:family="paragraph" style:parent-style-name="Standard"/>
    <style:style style:name="_5f_Definition.N" style:display-name="_Definition.N" style:family="paragraph" style:parent-style-name="_5f_Definition">
      <style:paragraph-properties fo:margin-left="10mm" fo:margin-right="0mm" fo:margin-top="0mm" fo:margin-bottom="2.5mm" loext:contextual-spacing="false" fo:text-indent="0mm" style:auto-text-indent="false"/>
    </style:style>
    <style:style style:name="_5f_Definition.K" style:display-name="_Definition.K" style:family="paragraph" style:parent-style-name="_5f_Definition" style:next-style-name="_5f_Definition.N" style:master-page-name="">
      <style:paragraph-properties fo:margin-left="10mm" fo:margin-right="0mm" fo:margin-top="0mm" fo:margin-bottom="2.5mm" loext:contextual-spacing="false" fo:text-indent="0mm" style:auto-text-indent="false" style:page-number="auto"/>
    </style:style>
    <style:style style:name="_5f_Definition.1" style:display-name="_Definition.1" style:family="paragraph" style:parent-style-name="_5f_Definition" style:next-style-name="_5f_Definition.K" style:master-page-name="">
      <style:paragraph-properties fo:margin-top="4.99mm" fo:margin-bottom="2.5mm" loext:contextual-spacing="false" style:page-number="auto" fo:keep-with-next="always"/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Index_20_Heading" style:display-name="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llustration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mm" fo:margin-right="0mm" fo:margin-top="4.99mm" fo:margin-bottom="0mm" loext:contextual-spacing="false" fo:text-indent="0mm" style:auto-text-indent="false"/>
      <style:text-properties style:font-name="Liberation Sans1" fo:font-family="'Liberation Sans'" style:font-style-name="Bold" style:font-family-generic="swiss" style:font-pitch="variable" fo:font-weight="bold"/>
    </style:style>
    <style:style style:name="_5f_FooterTextLine.Version" style:display-name="_FooterTextLine.Version" style:family="paragraph" style:parent-style-name="_5f_FooterTextLine" style:next-style-name="_5f_FooterTextLine.PageNumber">
      <style:paragraph-properties fo:margin-top="0mm" fo:margin-bottom="0mm" loext:contextual-spacing="true" fo:text-align="center" style:justify-single-word="false"/>
    </style:style>
    <style:style style:name="Text_20_Body.Text_20_Body" style:display-name="Text Body.Text Body" style:family="paragraph" style:parent-style-name="Text_20_body">
      <style:paragraph-properties fo:margin-top="1.2mm" fo:margin-bottom="0mm" loext:contextual-spacing="false"/>
    </style:style>
    <style:style style:name="Text_20_Body.Text_20_Body.2" style:display-name="Text Body.Text Body.2" style:family="paragraph" style:parent-style-name="Text_20_Body.Text_20_Body">
      <style:paragraph-properties fo:margin-left="10mm" fo:margin-right="0mm" fo:text-indent="0mm" style:auto-text-indent="false"/>
    </style:style>
    <style:style style:name="Text_20_Body.Heading" style:display-name="Text Body.Heading" style:family="paragraph" style:parent-style-name="Text_20_body" style:next-style-name="Text_20_Body.Text_20_Body">
      <style:text-properties style:font-name="Linux Biolinum" fo:font-family="'Linux Biolinum'" style:font-style-name="Bold" style:font-pitch="variable" fo:font-weight="bold" style:font-size-asian="10.5pt"/>
    </style:style>
    <style:style style:name="Text_20_Body.Heading.1" style:display-name="Text Body.Heading.1" style:family="paragraph" style:parent-style-name="Text_20_Body.Heading" style:next-style-name="Text_20_Body.Text_20_Body.1"/>
    <style:style style:name="Text_20_Body.Text_20_Body.1" style:display-name="Text Body.Text Body.1" style:family="paragraph" style:parent-style-name="Text_20_Body.Text_20_Body">
      <style:paragraph-properties fo:margin-left="4.99mm" fo:margin-right="0mm" fo:text-indent="0mm" style:auto-text-indent="false"/>
      <style:text-properties style:font-size-asian="10.5pt"/>
    </style:style>
    <style:style style:name="Text_20_Body.Heading.2" style:display-name="Text Body.Heading.2" style:family="paragraph" style:parent-style-name="Text_20_Body.Heading" style:next-style-name="Text_20_Body.Text_20_Body.2">
      <style:paragraph-properties fo:margin-left="4.99mm" fo:margin-right="0mm" fo:text-indent="0mm" style:auto-text-indent="false"/>
    </style:style>
    <style:style style:name="_5f_Code.Class" style:display-name="_Code.Class" style:family="paragraph" style:parent-style-name="_5f_Code" style:next-style-name="_5f_Code">
      <style:paragraph-properties fo:padding="0.49mm" fo:border-left="none" fo:border-right="none" fo:border-top="none" fo:border-bottom="0.31pt solid #000000"/>
    </style:style>
    <style:style style:name="_5f_Code.Meth" style:display-name="_Code.Meth" style:family="paragraph" style:parent-style-name="_5f_Code" style:next-style-name="_5f_Code">
      <style:paragraph-properties fo:margin-top="1.2mm" fo:margin-bottom="0mm" loext:contextual-spacing="false" fo:padding="0.49mm" fo:border-left="none" fo:border-right="none" fo:border-top="none" fo:border-bottom="0.31pt solid #000000"/>
      <style:text-properties style:font-size-asian="10.5pt"/>
    </style:style>
    <style:style style:name="_5f_FirstPage.Title.Version" style:display-name="_FirstPage.Title.Version" style:family="paragraph" style:parent-style-name="_5f_FirstPage.Title" style:next-style-name="_5f_FirstPage.Text">
      <style:paragraph-properties fo:margin-top="2.5mm" fo:margin-bottom="0mm" loext:contextual-spacing="false"/>
      <style:text-properties style:font-name="Linux Biolinum" fo:font-family="'Linux Biolinum'" style:font-style-name="Bold" style:font-pitch="variable" fo:font-size="12pt" style:font-size-asian="10.5pt"/>
    </style:style>
    <style:style style:name="_5f_Heading.6" style:display-name="_Heading.6" style:family="paragraph" style:parent-style-name="_5f_Heading" style:next-style-name="Text_20_body" style:default-outline-level="6" style:master-page-name="">
      <style:paragraph-properties fo:margin-left="-4.99mm" fo:margin-right="0mm" fo:text-indent="0mm" style:auto-text-indent="false" style:page-number="auto">
        <style:tab-stops/>
      </style:paragraph-properties>
      <style:text-properties fo:font-size="10pt" fo:font-style="italic" fo:font-weight="normal" style:font-size-asian="10.5pt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ig." style:family="paragraph" style:parent-style-name="Caption" style:next-style-name="Text_20_body">
      <style:text-properties fo:font-style="normal" style:font-weight-asian="normal" style:font-weight-complex="normal"/>
    </style:style>
    <style:style style:name="Tab." style:family="paragraph" style:parent-style-name="Caption" style:next-style-name="Text_20_body">
      <style:text-properties fo:font-style="normal" style:font-weight-asian="normal" style:font-weight-complex="normal"/>
    </style:style>
    <style:style style:name="Footnote.Cont_27_ed" style:display-name="Footnote.Cont'ed" style:family="paragraph" style:parent-style-name="Footnote">
      <style:paragraph-properties fo:margin-left="5.98mm" fo:margin-right="0mm" fo:margin-top="1.25mm" fo:margin-bottom="0mm" loext:contextual-spacing="false" fo:text-indent="0mm" style:auto-text-indent="false"/>
    </style:style>
    <style:style style:name="_5f_Note" style:display-name="_Note" style:family="paragraph" style:parent-style-name="Standard">
      <loext:graphic-properties draw:fill="solid" draw:fill-color="#ff950e" draw:opacity="100%"/>
      <style:paragraph-properties fo:margin-left="0mm" fo:margin-right="0mm" fo:margin-top="1.25mm" fo:margin-bottom="0mm" loext:contextual-spacing="false" fo:text-indent="0mm" style:auto-text-indent="false" fo:background-color="#ff950e" fo:padding="10mm" fo:border-left="0.06pt solid #ff950e" fo:border-right="none" fo:border-top="none" fo:border-bottom="none"/>
      <style:text-properties style:font-name="Linux Biolinum1" fo:font-family="'Linux Biolinum'" style:font-style-name="Regular" style:font-pitch="variable" style:font-size-asian="10.5pt"/>
    </style:style>
    <style:style style:name="_5f_Note.1" style:display-name="_Note.1" style:family="paragraph" style:parent-style-name="_5f_Note" style:next-style-name="_5f_Note" style:master-page-name="">
      <style:paragraph-properties style:page-number="auto" fo:padding="5.01mm" fo:border-left="0.06pt solid #ffffff" fo:border-right="none" fo:border-top="0.06pt solid #ffffff" fo:border-bottom="none"/>
      <style:text-properties fo:font-weight="bol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Contents_20_6" style:display-name="Contents 6" style:family="paragraph" style:parent-style-name="Index" style:class="index">
      <style:paragraph-properties fo:margin-left="0mm" fo:margin-right="0mm" fo:text-indent="0mm" style:auto-text-indent="false">
        <style:tab-stops>
          <style:tab-stop style:position="125.04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/>
      <style:text-properties fo:font-size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emphasis" style:display-name="_emphasis" style:family="text" style:parent-style-name="_5f_default">
      <style:text-properties fo:font-size="10pt" fo:font-style="italic" fo:background-color="transparent" style:font-size-asian="10.5pt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_5f_emphasis.strong" style:display-name="_emphasis.strong" style:family="text" style:parent-style-name="_5f_emphasis">
      <style:text-properties fo:font-style="normal" fo:font-weight="bold" style:font-size-asian="10.5pt"/>
    </style:style>
    <style:style style:name="Footnote_20_anchor" style:display-name="Footnote anchor" style:family="text">
      <style:text-properties style:text-position="super 58%"/>
    </style:style>
    <style:style style:name="_5f_emphasis.strong.strong" style:display-name="_emphasis.strong.strong" style:family="text" style:parent-style-name="_5f_emphasis.strong">
      <style:text-properties fo:color="#ff0000" style:font-size-asian="10.5pt"/>
    </style:style>
    <style:style style:name="_5f_label" style:display-name="_label" style:family="text" style:parent-style-name="Caption_20_characters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label.figure" style:display-name="_label.figur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_5f_fixed-font" style:display-name="_fixed-font" style:family="text" style:parent-style-name="_5f_default">
      <style:text-properties style:font-name="Liberation Mono" fo:font-family="'Liberation Mono'" style:font-style-name="Regular" style:font-family-generic="modern" style:font-pitch="fixed" style:font-size-rel="-4pt" style:font-size-asian="10.5pt"/>
    </style:style>
    <style:style style:name="_5f_label.table" style:display-name="_label.tabl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2do" style:display-name="_2do" style:family="text">
      <style:text-properties fo:color="#ffffff" fo:background-color="#000000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 fo:font-size="10pt" style:font-size-asian="10.5pt"/>
    </style:style>
    <style:style style:name="_5f_default" style:display-name="_default" style:family="text">
      <style:text-properties fo:font-size="10pt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filename" style:display-name="_filename" style:family="text" style:parent-style-name="_5f_fixed-font">
      <style:text-properties fo:font-size="8pt" fo:language="zxx" fo:country="none" fo:font-weight="bold" style:font-size-asian="10.5pt"/>
    </style:style>
    <style:style style:name="_5f_code" style:display-name="_code" style:family="text">
      <style:text-properties style:font-name="Source Code Pro" fo:font-family="'Source Code Pro'" style:font-style-name="Regular" style:font-pitch="fixed" fo:font-size="8pt" style:font-size-asian="10.5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from-top" fo:background-color="transparent" draw:fill="none" draw:fill-color="#ffffff" style:shadow="none" draw:shadow-opacity="100%"/>
    </style:style>
    <style:style style:name="_5f_formula" style:display-name="_formula" style:family="graphic" style:parent-style-name="Formula">
      <style:graphic-properties text:anchor-type="as-char" style:wrap="parallel" style:number-wrapped-paragraphs="no-limit" style:wrap-contour="false" fo:background-color="transparent" draw:fill="none" draw:fill-color="#ffffff" style:shadow="none" draw:shadow-opacity="100%">
        <style:columns fo:column-count="1" fo:column-gap="0mm"/>
      </style:graphic-properties>
    </style:style>
    <style:style style:name="Graphics" style:family="graphic">
      <style:graphic-properties text:anchor-type="paragraph" svg:x="0mm" svg:y="0mm" fo:margin-top="0mm" fo:margin-bottom="3mm" style:wrap="none" style:vertical-pos="from-top" style:vertical-rel="paragraph-content" style:horizontal-pos="center" style:horizontal-rel="paragraph-content" fo:background-color="transparent" draw:fill="none" draw:fill-color="#ffffff" style:shadow="none" draw:shadow-opacity="100%"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none" style:vertical-pos="top" style:vertical-rel="paragraph-content" style:horizontal-pos="center" style:horizontal-rel="paragraph-content" fo:background-color="transparent" draw:fill="none" draw:fill-color="#ffffff" fo:padding="1.5mm" fo:border="0.06pt solid #000000" style:shadow="none" draw:shadow-opacity="100%">
        <style:columns fo:column-count="1" fo:column-gap="0mm"/>
      </style:graphic-properties>
    </style:style>
    <style:style style:name="_5f_marginal_5f_note" style:display-name="_marginal_note" style:family="graphic" style:parent-style-name="Marginalia">
      <style:graphic-properties svg:width="30mm" fo:min-height="4.99mm" text:anchor-type="paragraph" svg:x="-35mm" style:horizontal-pos="from-left" style:horizontal-rel="paragraph" fo:background-color="transparent" draw:fill="none" draw:fill-color="#ffffff" fo:padding="0.49mm" fo:border="0.06pt solid #000000" style:shadow="none" draw:shadow-opacity="100%"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 fo:text-align="end">
          <style:list-level-label-alignment text:label-followed-by="listtab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1mm" fo:text-indent="5.01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92.5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97.5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102.5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107.54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112.5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117.5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122.56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127.5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132.56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_5f_list-_3e_level_5f_1" style:display-name="_list-&gt;level_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1.99mm" fo:text-indent="-3.99mm" fo:margin-left="11.99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_5f_HeaderTextLine">
      <style:text-properties officeooo:paragraph-rsid="000c6ac4"/>
    </style:style>
    <style:style style:name="MP2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MP3" style:family="paragraph" style:parent-style-name="_5f_FooterTextLine.PathName">
      <style:text-properties officeooo:paragraph-rsid="0133a989"/>
    </style:style>
    <style:style style:name="MP4" style:family="paragraph" style:parent-style-name="_5f_FooterTextLine.PageNumber">
      <style:text-properties officeooo:paragraph-rsid="0103b08d"/>
    </style:style>
    <style:style style:name="MP5" style:family="paragraph" style:parent-style-name="_5f_HeaderTextLine">
      <style:text-properties officeooo:paragraph-rsid="0014e771"/>
    </style:style>
    <style:style style:name="MP6" style:family="paragraph" style:parent-style-name="_5f_FooterTextLine.PageNumber">
      <style:text-properties officeooo:paragraph-rsid="0014e771"/>
    </style:style>
    <style:style style:name="MT1" style:family="text">
      <style:text-properties officeooo:rsid="01382613"/>
    </style:style>
    <style:style style:name="MT2" style:family="text">
      <style:text-properties officeooo:rsid="00b89c72"/>
    </style:style>
    <style:style style:name="MT3" style:family="text">
      <style:text-properties officeooo:rsid="00240e8a"/>
    </style:style>
    <style:style style:name="MT4" style:family="text">
      <style:text-properties officeooo:rsid="00b83a57"/>
    </style:style>
    <style:style style:name="M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0.01mm" fo:page-height="297mm" style:num-format="1" style:print-orientation="portrait" fo:margin-top="20mm" fo:margin-bottom="10mm" fo:margin-left="40.01mm" fo:margin-right="20mm" fo:border="none" fo:padding="0mm" style:shadow="none" style:writing-mode="lr-tb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2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40.01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7mm" fo:page-height="210.01mm" style:num-format="1" style:print-orientation="landscape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number:date-style style:name="N10107" number:language="de" number:country="AT" number:title="User-defined">
      <number:year number:style="long"/>
      <number:text>-</number:text>
      <number:month number:style="long"/>
      <number:text>-</number:text>
      <number:day number:style="long"/>
      <number:text>.</number:text>
      <number:hours number:style="long"/>
      <number:minutes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08.11mm" svg:y="-4.99mm" svg:width="42mm" style:rel-width="28%" svg:height="9.98mm" style:rel-height="scale" draw:z-index="1"><draw:image xlink:href="Pictures/100000000000079A000001C754529F5E01A39A3C.png" xlink:type="simple" xlink:show="embed" xlink:actuate="onLoad"/></draw:frame><text:chapter text:display="number" text:outline-level="1">1.1</text:chapter><text:tab/><text:chapter text:display="name" text:outline-level="1">.varbls</text:chapter></text:p>
      </style:header>
      <style:footer>
        <text:p text:style-name="_5f_FooterTextLine.PathName">File: <text:file-name text:display="name-and-extension">_tau4data.odt</text:file-name> <text:span text:style-name="MT1">| </text:span>Ver. <text:span text:style-name="MT2"><text:modification-date style:data-style-name="N10107">2016-11-27.2106</text:modification-date></text:span></text:p>
        <text:p text:style-name="_5f_FooterTextLine.PageNumber"><text:page-number text:select-page="current">2</text:page-number> / <text:page-count>2</text:page-count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MP2"><text:span text:style-name="MT3">File: </text:span><text:span text:style-name="MT3"><text:file-name text:display="full">/home/fgeiger/projects/tau4/src/py3/dox/_tau4data.odt</text:file-name></text:span><text:span text:style-name="MT3"><text:tab/>Ver. </text:span><text:span text:style-name="MT3"><text:modification-date style:data-style-name="N10107">2016-11-27.2106</text:modification-date></text:span></text:p>
      </style:footer>
    </style:master-page>
    <style:master-page style:name="Index" style:page-layout-name="Mpm4">
      <style:header>
        <text:p text:style-name="_5f_HeaderTextLine"><draw:frame draw:style-name="Mfr1" draw:name="graphics6" text:anchor-type="paragraph" svg:x="108.11mm" svg:y="-6.44mm" svg:width="42.7mm" style:rel-width="28%" svg:height="9.98mm" style:rel-height="scale" draw:z-index="0"><draw:image xlink:href="Pictures/100000000000079A000001C754529F5E01A39A3C.png" xlink:type="simple" xlink:show="embed" xlink:actuate="onLoad"/></draw:frame></text:p>
      </style:header>
      <style:footer>
        <text:p text:style-name="MP3"><text:span text:style-name="MT4">File: </text:span><text:span text:style-name="MT4"><text:file-name text:display="name-and-extension">_tau4data.odt</text:file-name></text:span><text:span text:style-name="MT4"> | </text:span>Ver. <text:span text:style-name="MT2"><text:modification-date style:data-style-name="N10107">2016-11-27.2106</text:modification-date></text:span></text:p>
        <text:p text:style-name="MP4"><text:page-number text:select-page="current">0</text:page-number> / <text:page-count>2</text:page-count></text:p>
      </style:footer>
    </style:master-page>
    <style:master-page style:name="Footnote" style:page-layout-name="Mpm5"/>
    <style:master-page style:name="_5f_Landscape" style:display-name="_Landscape" style:page-layout-name="Mpm6">
      <style:header>
        <text:p text:style-name="MP5"><draw:frame draw:style-name="Mfr1" draw:name="graphics4" text:anchor-type="paragraph" svg:x="210.71mm" svg:y="0mm" svg:width="48.28mm" style:rel-width="18%" svg:height="11.29mm" style:rel-height="scale" draw:z-index="0"><draw:image xlink:href="Pictures/100000000000079A000001C754529F5E01A39A3C.png" xlink:type="simple" xlink:show="embed" xlink:actuate="onLoad"/></draw:frame><text:chapter text:display="number" text:outline-level="1"/><text:tab/><text:chapter text:display="name" text:outline-level="1"/></text:p>
        <text:p text:style-name="MP5"/>
      </style:header>
      <style:footer>
        <text:p text:style-name="MP6"><text:page-number text:select-page="current">0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4:33:05.991463251</meta:creation-date>
    <meta:editing-duration>PT2M55S</meta:editing-duration>
    <meta:editing-cycles>7</meta:editing-cycles>
    <meta:generator>LibreOffice/5.2.3.3$Linux_X86_64 LibreOffice_project/20m0$Build-3</meta:generator>
    <dc:title>dox4ddg.subdoc</dc:title>
    <meta:initial-creator>Franz Geiger</meta:initial-creator>
    <dc:date>2016-11-27T21:06:39.481136116</dc:date>
    <dc:creator>Franz Geiger</dc:creator>
    <meta:document-statistic meta:table-count="0" meta:image-count="3" meta:object-count="0" meta:page-count="2" meta:paragraph-count="51" meta:word-count="251" meta:character-count="1771" meta:non-whitespace-character-count="1458"/>
    <meta:user-defined meta:name="DDG">DATEC Datentechnik GmbH</meta:user-defined>
    <meta:user-defined meta:name="DocType">Specification</meta:user-defined>
    <meta:user-defined meta:name="ProjectName">dox4ddg</meta:user-defined>
    <meta:user-defined meta:name="ThisCompany">DATEC Datentechnik GmbH</meta:user-defined>
    <meta:user-defined meta:name="VersionNumber.Major" meta:value-type="string">0</meta:user-defined>
    <meta:user-defined meta:name="VersionNumber.Minor" meta:value-type="string">.0</meta:user-defined>
    <meta:user-defined meta:name="VersionNumber.Patch" meta:value-type="string">.0</meta:user-defined>
    <meta:template xlink:type="simple" xlink:actuate="onRequest" xlink:title="dox4ddg.subdoc" xlink:href="../../../../../../D.X/Infrastructure/Templates4LO.current/fge.DDG/dox4ddg.subdoc.ott" meta:date="2016-08-07T14:33:05.873809357"/>
  </office:meta>
</office:document-meta>
</file>